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text-underline-style="none" officeooo:rsid="00161514" officeooo:paragraph-rsid="00161514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Liberation Serif1" fo:font-size="12pt" style:text-underline-style="none" officeooo:rsid="0016cb12" officeooo:paragraph-rsid="00161514" style:font-name-asian="Liberation Serif1" style:font-size-asian="10.5pt" style:font-name-complex="Liberation Serif1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Liberation Serif1" fo:font-size="12pt" style:text-underline-style="none" officeooo:rsid="00161514" officeooo:paragraph-rsid="00161514" style:font-name-asian="Liberation Serif1" style:font-size-asian="10.5pt" style:font-name-complex="Liberation Serif1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Liberation Serif1" fo:font-size="12pt" style:text-underline-style="none" officeooo:rsid="00187c5d" officeooo:paragraph-rsid="00187c5d" style:font-name-asian="Liberation Serif1" style:font-size-asian="10.5pt" style:font-name-complex="Liberation Serif1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iberation Serif1" fo:font-size="12pt" style:text-underline-style="none" officeooo:rsid="001a154e" officeooo:paragraph-rsid="001a154e" style:font-name-asian="Liberation Serif1" style:font-size-asian="10.5pt" style:font-name-complex="Liberation Serif1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Serif1" fo:font-size="12pt" style:text-underline-style="none" officeooo:rsid="001aff8c" officeooo:paragraph-rsid="001aff8c" style:font-name-asian="Liberation Serif1" style:font-size-asian="10.5pt" style:font-name-complex="Liberation Serif1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erif1" fo:font-size="12pt" style:text-underline-style="none" officeooo:rsid="00229817" officeooo:paragraph-rsid="00229817" style:font-name-asian="Liberation Serif1" style:font-size-asian="10.5pt" style:font-name-complex="Liberation Serif1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officeooo:rsid="001c8873" officeooo:paragraph-rsid="001c8873" style:font-size-asian="10.5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2pt" style:text-underline-style="none" officeooo:rsid="0015c82e" officeooo:paragraph-rsid="0015c82e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officeooo:rsid="001db6ce" officeooo:paragraph-rsid="001db6ce" style:font-size-asian="10.5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15c82e" officeooo:paragraph-rsid="0015c82e" style:font-size-asian="12.25pt" style:font-size-complex="14pt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1" officeooo:rsid="0016cb12" style:font-name-asian="Liberation Serif1" style:font-name-complex="Liberation Serif1"/>
    </style:style>
    <style:style style:name="T3" style:family="text">
      <style:text-properties style:font-name="Liberation Serif1" style:font-name-asian="Liberation Serif1" style:font-name-complex="Liberation Serif1"/>
    </style:style>
    <style:style style:name="T4" style:family="text">
      <style:text-properties style:font-name="Liberation Serif1" officeooo:rsid="0021138c" style:font-name-asian="Liberation Serif1" style:font-name-complex="Liberation Serif1"/>
    </style:style>
    <style:style style:name="T5" style:family="text">
      <style:text-properties officeooo:rsid="001c8873"/>
    </style:style>
    <style:style style:name="T6" style:family="text">
      <style:text-properties officeooo:rsid="001d9c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Rapport</text:p>
      <text:p text:style-name="P9"/>
      <text:p text:style-name="P10"><text:span text:style-name="T1">• Pour générer un sudoku aléatoire, j’ai utilisé mon test de validité d’une grille (voir plus loin) et donc je l’ai rédigé à la fin. </text:span><text:span text:style-name="T4">Sauf que ça tourne et ça ne renvoie rien.</text:span></text:p>
      <text:p text:style-name="P10"><text:span text:style-name="T1"/></text:p>
      <text:p text:style-name="P8"><text:span text:style-name="T1">•</text:span><text:span text:style-name="T1"> Pour créer un sudoku avec une solution, j’ai opté de partir d’une grille valide et de fabriquer une nouvelle grille en effectuant des permutations d’éléments.</text:span></text:p>
      <text:p text:style-name="P8"><text:span text:style-name="T1">En effet, remplir une grille de façon aléatoire, en utilisant un test de validité met en évidence la faible statistique d’obtenir une grille valide.</text:span></text:p>
      <text:p text:style-name="P8"><text:span text:style-name="T1"/></text:p>
      <text:p text:style-name="P1"><text:span text:style-name="T1">• A partir d’une grille valide, je génère un sudoku aléatoire en supprimant </text:span><text:span text:style-name="T2">45 </text:span><text:span text:style-name="T1">éléments </text:span><text:span text:style-name="T2">pour un sudoku niveau 1.</text:span></text:p>
      <text:p text:style-name="P2"/>
      <text:p text:style-name="P3">Par contre comme la grille de départ est toujours la même, il faut prévoir un programme qui permet de construire une nouvelle grille.</text:p>
      <text:p text:style-name="P4">Pour cela, j’intervertis des lignes et des colonnes de façon à conserver mes blocs intacts.</text:p>
      <text:p text:style-name="P4">Puis pour finaliser le mélange, j’ai choisi d’intervertir deux groupes de nombres dans la grille (par exemple changer tous les 1 en 2 et réciproquement).</text:p>
      <text:p text:style-name="P4"/>
      <text:p text:style-name="P7">On peut prévoir encore d’autres types de brassage.</text:p>
      <text:p text:style-name="P4"/>
      <text:p text:style-name="P5">• Pour tester si une grille est correcte, je teste la validité des lignes, des colonnes puis des blocs.</text:p>
      <text:p text:style-name="P5"/>
      <text:p text:style-name="P6"><text:span text:style-name="T1">•</text:span> Grâce à mon programme de validité, je viens d<text:span text:style-name="T5">e</text:span> me rendre compte que mon mélange renvoie une grille invalide. <text:span text:style-name="T6">J’ai corrigé.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9T15:18:28.718949401</meta:creation-date>
    <meta:generator>LibreOffice/6.4.6.2$Linux_X86_64 LibreOffice_project/40$Build-2</meta:generator>
    <dc:date>2020-11-30T19:17:42.235882530</dc:date>
    <meta:editing-duration>PT9H34M46S</meta:editing-duration>
    <meta:editing-cycles>10</meta:editing-cycles>
    <meta:document-statistic meta:table-count="0" meta:image-count="0" meta:object-count="0" meta:page-count="1" meta:paragraph-count="11" meta:word-count="217" meta:character-count="1255" meta:non-whitespace-character-count="1049"/>
  </office:meta>
</office:document-meta>
</file>